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9522" officeooo:paragraph-rsid="001e9522" style:font-weight-asian="bold" style:font-weight-complex="bold"/>
    </style:style>
    <style:style style:name="P2" style:family="paragraph" style:parent-style-name="Standard">
      <style:text-properties fo:font-weight="normal" officeooo:rsid="001e9522" officeooo:paragraph-rsid="001e9522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e9522" officeooo:paragraph-rsid="001e9522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e9522" officeooo:paragraph-rsid="001e9522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e9522" officeooo:paragraph-rsid="001e952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b Role 1: <text:s/>Computer Vision Engineer</text:p>
      <text:list xml:id="list1022663685" text:style-name="L1">
        <text:list-item>
          <text:p text:style-name="P3">I choose this role given my understanding of Convolution Neural Netoworks and i feel undertstanding neural networks is a art and i think i can master this art. </text:p>
        </text:list-item>
        <text:list-item>
          <text:p text:style-name="P3">Typically CNN can be served for everything . It can be used to handle image data with spatial information and it can also be helpful in dealing with text data on combining with RNN’s.</text:p>
        </text:list-item>
        <text:list-item>
          <text:p text:style-name="P3">I would love to research on CNN’s as they are growing very vast in their applications.</text:p>
        </text:list-item>
      </text:list>
      <text:p text:style-name="P1"/>
      <text:p text:style-name="P1">Job Role 2: Machine Learning Engineer</text:p>
      <text:list xml:id="list4060936339" text:style-name="L2">
        <text:list-item>
          <text:p text:style-name="P4">Working on machine learning is like more of intutively understanding the data so that one can pick the right alogirthm to solve the problem in hand. </text:p>
        </text:list-item>
        <text:list-item>
          <text:p text:style-name="P4">If you work hard on machine learning inintially you can gain really good understanding on neural networks and they serve as basics. </text:p>
        </text:list-item>
        <text:list-item>
          <text:p text:style-name="P4">Hence i would choose this role so that i can apply my basics what i have learnt through many courses.</text:p>
        </text:list-item>
      </text:list>
      <text:p text:style-name="P1">Job Role 3: NLP Enginner</text:p>
      <text:list xml:id="list93368453" text:style-name="L3">
        <text:list-item>
          <text:p text:style-name="P5">With the advent of Natural Language processing techniques , processing and getting insights on text data has become very easy. </text:p>
        </text:list-item>
        <text:list-item>
          <text:p text:style-name="P5">With the advancements in NLP such as neural machine translation and very strong recommender systems. I would like to explore more in the field of NLP as well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41:17.810677064</meta:creation-date>
    <dc:date>2020-06-14T21:47:01.856480919</dc:date>
    <meta:editing-duration>PT5M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19" meta:character-count="1202" meta:non-whitespace-character-count="997"/>
  </office:meta>
</office:document-meta>
</file>